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6.806cm" table:align="margins"/>
    </style:style>
    <style:style style:name="Tableau2.A" style:family="table-column">
      <style:table-column-properties style:column-width="16.806cm" style:rel-column-width="65535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6.806cm" table:align="margins"/>
    </style:style>
    <style:style style:name="Tableau3.A" style:family="table-column">
      <style:table-column-properties style:column-width="16.806cm" style:rel-column-width="65535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6.806cm" table:align="margins"/>
    </style:style>
    <style:style style:name="Tableau4.A" style:family="table-column">
      <style:table-column-properties style:column-width="16.806cm" style:rel-column-width="65535*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b51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1ff3" officeooo:paragraph-rsid="00151f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8087" officeooo:paragraph-rsid="001980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51ac" officeooo:paragraph-rsid="001b51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cf3f" officeooo:paragraph-rsid="0012cf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2d9a8"/>
    </style:style>
    <style:style style:name="T2" style:family="text">
      <style:text-properties officeooo:rsid="00151ff3"/>
    </style:style>
    <style:style style:name="T3" style:family="text">
      <style:text-properties officeooo:rsid="00168463"/>
    </style:style>
    <style:style style:name="T4" style:family="text">
      <style:text-properties officeooo:rsid="00198087"/>
    </style:style>
    <style:style style:name="T5" style:family="text">
      <style:text-properties officeooo:rsid="001b51ac"/>
    </style:style>
    <style:style style:name="T6" style:family="text">
      <style:text-properties officeooo:rsid="001d5231"/>
    </style:style>
    <style:style style:name="T7" style:family="text">
      <style:text-properties officeooo:rsid="001dd9d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Style par défaut">
        <table:table-column table:style-name="Tableau1.A"/>
        <table:table-row table:style-name="Tableau1.1">
          <table:table-cell table:style-name="Tableau1.A1" office:value-type="string">
            <text:p text:style-name="P7">Identification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1">Numéro : <text:span text:style-name="T4">cas B-C-1</text:span></text:p>
                </table:table-cell>
              </table:table-row>
              <table:table-row>
                <table:table-cell table:style-name="Tableau2.A2" office:value-type="string">
                  <text:p text:style-name="P1">Nom :<text:span text:style-name="T4">Supprimer un compte</text:span></text:p>
                </table:table-cell>
              </table:table-row>
              <table:table-row>
                <table:table-cell table:style-name="Tableau2.A2" office:value-type="string">
                  <text:p text:style-name="P1">Acteurs :<text:span text:style-name="T4">Admin</text:span></text:p>
                </table:table-cell>
              </table:table-row>
              <table:table-row>
                <table:table-cell table:style-name="Tableau2.A2" office:value-type="string">
                  <text:p text:style-name="P1">Description succincte :<text:span text:style-name="T4">Supprimer le compte d’un membre à sa demande ou supprimer un troll</text:span></text:p>
                </table:table-cell>
              </table:table-row>
              <table:table-row>
                <table:table-cell table:style-name="Tableau2.A2" office:value-type="string">
                  <text:p text:style-name="P1">Auteur :<text:span text:style-name="T4">Christine Zedday</text:span></text:p>
                </table:table-cell>
              </table:table-row>
              <table:table-row>
                <table:table-cell table:style-name="Tableau2.A2" office:value-type="string">
                  <text:p text:style-name="P1">Date :<text:span text:style-name="T6">9 novembre 2019</text:span></text:p>
                </table:table-cell>
              </table:table-row>
              <table:table-row>
                <table:table-cell table:style-name="Tableau2.A2" office:value-type="string">
                  <text:p text:style-name="P1">Préconditions :<text:span text:style-name="T4">admin</text:span></text:p>
                </table:table-cell>
              </table:table-row>
              <table:table-row>
                <table:table-cell table:style-name="Tableau2.A2" office:value-type="string">
                  <text:p text:style-name="P1">Démarrage :<text:span text:style-name="T4">admin sélectionne gérer les comptes → recherche par pseudo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7">Description des scenarios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1">Scénario nominal :</text:p>
                  <text:p text:style-name="P5">1. L’admin <text:span text:style-name="T5">sélectionne sur la ligne du membre concerné l’option supprimer</text:span></text:p>
                  <text:p text:style-name="P6">2. Le système demande confirmation, et s’il faut supprimer aussi les commentaires</text:p>
                  <text:p text:style-name="P6">3. l’admin confirme la suppression du membre mais pas les commentaires</text:p>
                  <text:p text:style-name="P6">4. le système anonymise les commentaires et efface le compte (voir à vérification triennale) avec les favoris</text:p>
                  <text:p text:style-name="P6">5. Le système affiche un message confirmant la suppression du compte</text:p>
                </table:table-cell>
              </table:table-row>
              <table:table-row>
                <table:table-cell table:style-name="Tableau3.A2" office:value-type="string">
                  <text:p text:style-name="P1">Scénarios alternatifs :</text:p>
                  <text:p text:style-name="P6">3a. L’admin demande la suppression des commentaires du membre → suppression en cascade de tout ce qui concerne le membre <text:span text:style-name="T7">(demande du membre ou troll)</text:span></text:p>
                </table:table-cell>
              </table:table-row>
              <table:table-row>
                <table:table-cell table:style-name="Tableau3.A2" office:value-type="string">
                  <text:p text:style-name="P1">S<text:span text:style-name="T3">cénarios d’exception : suppression a échoué dans la base de données → message d’erreur et ré-affichage de la ligne</text:span></text:p>
                </table:table-cell>
              </table:table-row>
              <table:table-row>
                <table:table-cell table:style-name="Tableau3.A2" office:value-type="string">
                  <text:p text:style-name="P1">Fin : <text:span text:style-name="T5">Le compte est supprimé</text:span></text:p>
                </table:table-cell>
              </table:table-row>
              <table:table-row>
                <table:table-cell table:style-name="Tableau3.A2" office:value-type="string">
                  <text:p text:style-name="P2">Post conditions :<text:span text:style-name="T5">Le compte est supprimé de la base, les commentaires du membre sont devenus anonymes ou supprimés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7"><text:span text:style-name="T1">C</text:span>ompléments</text:p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4">Ergonomie :</text:p>
                </table:table-cell>
              </table:table-row>
              <table:table-row>
                <table:table-cell table:style-name="Tableau4.A2" office:value-type="string">
                  <text:p text:style-name="P3">P<text:span text:style-name="T2">erformance attendue :</text:span></text:p>
                </table:table-cell>
              </table:table-row>
              <table:table-row>
                <table:table-cell table:style-name="Tableau4.A2" office:value-type="string">
                  <text:p text:style-name="P3">P<text:span text:style-name="T2">roblèmes non résolus : base d’exclusion, réutilisation du pseudo, voir à vérification triennale</text:span></text:p>
                </table:table-cell>
              </table:table-row>
            </table:table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7:31:12.136000000</meta:creation-date>
    <meta:generator>LibreOffice/6.2.7.1$Windows_X86_64 LibreOffice_project/23edc44b61b830b7d749943e020e96f5a7df63bf</meta:generator>
    <dc:date>2019-11-09T19:38:45.439000000</dc:date>
    <meta:editing-duration>PT56M28S</meta:editing-duration>
    <meta:editing-cycles>11</meta:editing-cycles>
    <meta:document-statistic meta:table-count="4" meta:image-count="0" meta:object-count="0" meta:page-count="1" meta:paragraph-count="25" meta:word-count="202" meta:character-count="1305" meta:non-whitespace-character-count="1128"/>
  </office:meta>
</office:document-meta>
</file>